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51cm" fo:margin-left="-0.206cm" fo:margin-top="0cm" fo:margin-bottom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0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1.2" style:family="table-row">
      <style:table-row-properties style:min-row-height="2.796cm" fo:keep-together="auto"/>
    </style:style>
    <style:style style:name="Table1.3" style:family="table-row">
      <style:table-row-properties style:min-row-height="2.26cm" fo:keep-together="auto"/>
    </style:style>
    <style:style style:name="Table1.4" style:family="table-row">
      <style:table-row-properties style:min-row-height="2.746cm" fo:keep-together="auto"/>
    </style:style>
    <style:style style:name="Table1.5" style:family="table-row">
      <style:table-row-properties style:min-row-height="3.582cm"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officeooo:rsid="001a83cb" officeooo:paragraph-rsid="001a83cb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MathJax_Typewriter" fo:font-weight="bold" officeooo:rsid="001a83cb" officeooo:paragraph-rsid="001a83cb" style:font-weight-asian="bold" style:font-weight-complex="bol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a83cb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a83cb" officeooo:paragraph-rsid="001a83cb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 style:font-weight-complex="bold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a83cb" officeooo:paragraph-rsid="001a83cb"/>
    </style:style>
    <style:style style:name="T1" style:family="text">
      <style:text-properties style:font-name="Merriweather" fo:font-size="30pt" style:font-name-asian="Merriweather1" style:font-size-asian="30pt" style:font-name-complex="Merriweather1" style:font-size-complex="30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officeooo:rsid="001a83cb"/>
    </style:style>
    <style:style style:name="T4" style:family="text">
      <style:text-properties fo:font-size="30pt" style:font-name-asian="Merriweather1" style:font-size-asian="30pt" style:font-name-complex="Merriweather1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TRAILBLAZERS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S</text:p>
          </table:table-cell>
          <table:table-cell table:style-name="Table1.A1" office:value-type="string">
            <text:p text:style-name="P9">WORK</text:p>
          </table:table-cell>
        </table:table-row>
        <table:table-row table:style-name="Table1.2">
          <table:table-cell table:style-name="Table1.A1" office:value-type="string">
            <text:p text:style-name="P8">Shah Abdul Hannan and </text:p>
            <text:p text:style-name="P10"/>
            <text:p text:style-name="P10">Muzafar Bashir</text:p>
          </table:table-cell>
          <table:table-cell table:style-name="Table1.A1" office:value-type="string">
            <text:p text:style-name="P7">Code,Visual Description <text:span text:style-name="T3">and Execution </text:span></text:p>
          </table:table-cell>
        </table:table-row>
        <table:table-row table:style-name="Table1.3">
          <table:table-cell table:style-name="Table1.A1" office:value-type="string">
            <text:p text:style-name="P8">Malik Bazil </text:p>
          </table:table-cell>
          <table:table-cell table:style-name="Table1.A1" office:value-type="string">
            <text:p text:style-name="P7">Flowchart </text:p>
          </table:table-cell>
        </table:table-row>
        <table:table-row table:style-name="Table1.4">
          <table:table-cell table:style-name="Table1.A1" office:value-type="string">
            <text:p text:style-name="P3">Mohsin Mir</text:p>
          </table:table-cell>
          <table:table-cell table:style-name="Table1.A1" office:value-type="string">
            <text:p text:style-name="P2">Design of the program</text:p>
          </table:table-cell>
        </table:table-row>
        <table:table-row table:style-name="Table1.5">
          <table:table-cell table:style-name="Table1.A1" office:value-type="string">
            <text:p text:style-name="P8">Irshad Wani</text:p>
          </table:table-cell>
          <table:table-cell table:style-name="Table1.A1" office:value-type="string">
            <text:p text:style-name="P8">Algorith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20:13:37.023709446</dc:date>
    <meta:editing-duration>PT21M38S</meta:editing-duration>
    <meta:editing-cycles>1</meta:editing-cycles>
    <meta:generator>LibreOffice/6.0.3.2$Linux_X86_64 LibreOffice_project/00m0$Build-2</meta:generator>
    <meta:document-statistic meta:table-count="1" meta:image-count="0" meta:object-count="0" meta:page-count="1" meta:paragraph-count="12" meta:word-count="25" meta:character-count="168" meta:non-whitespace-character-count="151"/>
  </office:meta>
</office:document-meta>
</file>